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Overskrift1" style:master-page-name="MP0" style:family="paragraph">
      <style:paragraph-properties fo:break-before="page"/>
    </style:style>
    <style:style style:name="P2" style:parent-style-name="Listeafsnit" style:family="paragraph"/>
    <style:style style:name="P3" style:parent-style-name="Listeafsnit" style:family="paragraph"/>
    <style:style style:name="P4" style:parent-style-name="Listeafsnit" style:family="paragraph"/>
    <style:style style:name="P5" style:parent-style-name="Listeafsnit" style:family="paragraph"/>
    <style:style style:name="P6" style:parent-style-name="Listeafsnit" style:family="paragraph"/>
    <style:style style:name="P7" style:parent-style-name="Normal" style:family="paragraph">
      <style:paragraph-properties fo:text-indent="0.9055in"/>
    </style:style>
    <style:style style:name="P8" style:parent-style-name="Normal" style:family="paragraph">
      <style:paragraph-properties fo:text-indent="0.9055in"/>
    </style:style>
    <style:style style:name="P9" style:parent-style-name="Normal" style:family="paragraph">
      <style:paragraph-properties fo:text-indent="0.9055in"/>
    </style:style>
    <style:style style:name="P10" style:parent-style-name="Normal" style:family="paragraph">
      <style:paragraph-properties fo:text-indent="0.9055in"/>
    </style:style>
    <style:style style:name="P11" style:parent-style-name="Normal" style:family="paragraph">
      <style:paragraph-properties fo:text-indent="0.9055in"/>
    </style:style>
    <style:style style:name="P12" style:parent-style-name="Normal" style:family="paragraph">
      <style:paragraph-properties fo:text-indent="0.9055in"/>
    </style:style>
  </office:automatic-styles>
  <office:body>
    <office:text text:use-soft-page-breaks="true">
      <text:h text:style-name="P1" text:outline-level="1">Interaktiv hjemmeside i Vodskov Bridgeklub.</text:h>
      <text:p text:style-name="Normal"/>
      <text:h text:style-name="Overskrift2" text:outline-level="2">Inddata:</text:h>
      <text:p text:style-name="Normal"/>
      <text:p text:style-name="Normal">Medlemslister (mandag/onsdag).</text:p>
      <text:p text:style-name="Normal">Substitutlister (mandag/onsdag)<text:s/>– med handicap.</text:p>
      <text:p text:style-name="Normal">Spilledatoer<text:s/>(mandag/onsdag) – kalender.</text:p>
      <text:p text:style-name="Normal">Oprindelige<text:s/>startlister.</text:p>
      <text:p text:style-name="Normal"/>
      <text:h text:style-name="Overskrift2" text:outline-level="2">Uddata:</text:h>
      <text:p text:style-name="Normal"/>
      <text:p text:style-name="Normal">Ny startliste.</text:p>
      <text:p text:style-name="Normal"/>
      <text:h text:style-name="Overskrift2" text:outline-level="2">Lag 1:</text:h>
      <text:p text:style-name="Normal"/>
      <text:h text:style-name="Overskrift3" text:outline-level="3">Vælg mellem følgende muligheder:</text:h>
      <text:p text:style-name="Normal"/>
      <text:list text:style-name="LFO1" text:continue-numbering="true">
        <text:list-item>
          <text:p text:style-name="P2">Meld afbud til en spilleaften<text:s/>(spiller).</text:p>
        </text:list-item>
        <text:list-item>
          <text:p text:style-name="P3">Meld afbud til en spilleaften (substitut).</text:p>
        </text:list-item>
        <text:list-item>
          <text:p text:style-name="P4">Søg makker til en turnering (udenbys).</text:p>
        </text:list-item>
        <text:list-item>
          <text:p text:style-name="P5">Søg/tilbyd transport til turnering (udenbys).</text:p>
        </text:list-item>
        <text:list-item>
          <text:p text:style-name="P6">Forum.</text:p>
        </text:list-item>
      </text:list>
      <text:p text:style-name="Normal"><text:s/></text:p>
      <text:h text:style-name="Overskrift2" text:outline-level="2">Lag 2:</text:h>
      <text:p text:style-name="Normal"/>
      <text:h text:style-name="Overskrift3" text:outline-level="3">Meld afbud til en<text:s/>eller flere<text:s/>spilleaftener (spiller):</text:h>
      <text:p text:style-name="Normal"/>
      <text:p text:style-name="Normal">Her vises kalender med aktuelle spilledatoer markeret.</text:p>
      <text:p text:style-name="Normal">Vælg dato(er), hvor du ikke kan spille.<text:s/>Afsluttes med ok/annuller.</text:p>
      <text:p text:style-name="Normal">Efter svaret ok:</text:p>
      <text:p text:style-name="Normal">Har du en substitut eller vil du selv finde en substitut (kryds af i ja eller nej).</text:p>
      <text:p text:style-name="Normal">Efter svaret<text:s/>ja,<text:s/>vises nu de indtastede spilledatoer<text:s/>og<text:s/>substitutliste (grønne er valgbare/røde er ikke).</text:p>
      <text:soft-page-break/>
      <text:p text:style-name="P7">Er din substitut ikke på listen?<text:s/></text:p>
      <text:p text:style-name="P8">Marker feltet og tryk ok.</text:p>
      <text:p text:style-name="P9">Nu vises de indtastede spilledatoer efterfulgt af felt til navn eller medlemsnummer.</text:p>
      <text:p text:style-name="P10">Udfyld de(t)<text:s/>tomme felt(er).</text:p>
      <text:p text:style-name="P11">Ok/annuller.</text:p>
      <text:p text:style-name="P12">Ved ok opdateres startlisten.</text:p>
      <text:p text:style-name="Normal">Her kan man nu markere datoen og klikke på den valgte substitut. (substitut farves rød)</text:p>
      <text:p text:style-name="Normal">Ved markering af ny dato opdateres substitutlisten og samme fremgangsmåde benyttes.</text:p>
      <text:p text:style-name="Normal">Til sidst afsluttes med ok/annuller.</text:p>
      <text:p text:style-name="Normal">Ved ok opdateres startlisten.</text:p>
      <text:h text:style-name="Overskrift3" text:outline-level="3"/>
      <text:h text:style-name="Overskrift3" text:outline-level="3">Meld afbud til en eller flere spilleaftener (substitut):</text:h>
      <text:p text:style-name="Normal"/>
      <text:p text:style-name="Normal">Her vises kalender med aktuelle spilledatoer markeret.</text:p>
      <text:p text:style-name="Normal">Vælg dato(er), hvor du ikke kan spille. Afsluttes med ok/annuller.</text:p>
      <text:p text:style-name="Normal">Substitutten vil nu blive farvet rød på de markerede spilledatoer.</text:p>
      <text:p text:style-name="Normal"/>
      <text:h text:style-name="Overskrift3" text:outline-level="3">Søg makker til turnering:</text:h>
      <text:p text:style-name="Normal"/>
      <text:p text:style-name="Normal">Her vises nu en liste over spillere der søger makker til en turnering + tlf/mail.</text:p>
      <text:p text:style-name="Normal">Hvis ingen er interessante:</text:p>
      <text:p text:style-name="Normal">Udfyld dato, sted og evt. eget handicap og tlf/email.</text:p>
      <text:p text:style-name="Normal">Listen opdateres.</text:p>
      <text:p text:style-name="Normal">Alle på listen slettes automatisk, når spilledatoen er passeret.</text:p>
      <text:p text:style-name="Normal">Man skal have mulighed for at slette sin ansøgning.</text:p>
      <text:p text:style-name="Normal"/>
      <text:h text:style-name="Overskrift3" text:outline-level="3">Søg/tilbyd transport til turnering:</text:h>
      <text:p text:style-name="Normal"/>
      <text:p text:style-name="Normal">her vises en liste over<text:s/>spillere, der søger/tilbyder transport.</text:p>
      <text:p text:style-name="Normal">Ellers udfyld dato, sted, tlf/email og marker et af felterne søg/tilbyd.</text:p>
      <text:p text:style-name="Normal">Herefter opdateres listen.</text:p>
      <text:soft-page-break/>
      <text:p text:style-name="Normal">Alle på listen slettes automatisk, når spilledatoen er passeret.</text:p>
      <text:p text:style-name="Normal">Man skal have mulighed for at slette sin ansøgning.</text:p>
      <text:p text:style-name="Normal"/>
      <text:h text:style-name="Overskrift3" text:outline-level="3">Forum:</text:h>
      <text:p text:style-name="Normal"/>
      <text:p text:style-name="Normal">Dato, emne:</text:p>
      <text:p text:style-name="Normal">Frit slag. Mulighed for at besvare emnet.</text:p>
      <text:p text:style-name="Normal">Mulighed for at rette/slette eget opslag.</text:p>
      <text:p text:style-name="Normal"/>
      <text:p text:style-name="Normal"/>
      <text:p text:style-name="Normal"/>
      <text:p text:style-name="Normal"><text:s/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Overskrift1Tegn" style:display-name="Overskrift 1 Tegn" style:family="text" style:parent-style-name="Standardskrifttypeiafsni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Overskrift2Tegn" style:display-name="Overskrift 2 Tegn" style:family="text" style:parent-style-name="Standardskrifttypeiafsni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Overskrift3Tegn" style:display-name="Overskrift 3 Tegn" style:family="text" style:parent-style-name="Standardskrifttypeiafsni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rik Christensen</meta:initial-creator>
    <dc:creator>Erik Christensen</dc:creator>
    <meta:creation-date>2018-05-18T03:51:00Z</meta:creation-date>
    <dc:date>2018-05-18T05:58:00Z</dc:date>
    <meta:print-date>2018-05-18T04:49:00Z</meta:print-date>
    <meta:template xlink:href="Normal.dotm" xlink:type="simple"/>
    <meta:editing-cycles>2</meta:editing-cycles>
    <meta:editing-duration>PT7620S</meta:editing-duration>
    <meta:document-statistic meta:page-count="3" meta:paragraph-count="4" meta:word-count="324" meta:character-count="2297" meta:row-count="16" meta:non-whitespace-character-count="1977"/>
  </office:meta>
</office:document-meta>
</file>